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notes">
      <style:graphic-properties draw:fill-color="#ffffff" fo:min-height="12.322cm"/>
    </style:style>
    <style:style style:name="pr10" style:family="presentation" style:parent-style-name="TWU_20_Slide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cc99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ccccff" fo:font-size="22pt" fo:font-weight="bold"/>
    </style:style>
    <style:style style:name="T7" style:family="text">
      <style:text-properties fo:color="#ffcc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OO: fractions</presentation:footer-decl>
      <presentation:footer-decl presentation:name="ftr2">CMPTxxxx</presentation:footer-decl>
      <presentation:date-time-decl presentation:name="dtd1" presentation:source="fixed">20 Nov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OO Example: Fraction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0 Nov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O Review: user-defined types</text:p>
          </draw:text-box>
        </draw:frame>
        <draw:frame presentation:style-name="pr5" draw:layer="layout" svg:width="25.199cm" svg:height="14.479cm" svg:x="1.4cm" svg:y="4.507cm" presentation:class="outline" presentation:user-transformed="true">
          <draw:text-box>
            <text:list text:style-name="L2">
              <text:list-item>
                <text:p text:id="id1">A <text:span text:style-name="T1">class</text:span> is a user-defined container type</text:p>
                <text:list>
                  <text:list-item>
                    <text:p text:id="id2"><text:span text:style-name="T1">Attributes</text:span> and <text:span text:style-name="T1">methods</text:span></text:p>
                  </text:list-item>
                </text:list>
              </text:list-item>
              <text:list-item>
                <text:p text:id="id3">Let's define a <text:span text:style-name="T2">Fraction</text:span> type</text:p>
                <text:list>
                  <text:list-item>
                    <text:p text:id="id4">A fraction has an integer <text:span text:style-name="T1">numerator</text:span> and integer <text:span text:style-name="T1">denominator</text:span></text:p>
                  </text:list-item>
                  <text:list-item>
                    <text:p text:id="id5"><text:span text:style-name="T1">Attributes</text:span>?</text:p>
                  </text:list-item>
                  <text:list-item>
                    <text:p text:id="id6"><text:s text:c="2"/><text:span text:style-name="T2">numer</text:span>, <text:span text:style-name="T2">denom</text:span></text:p>
                  </text:list-item>
                  <text:list-item>
                    <text:p text:id="id7"><text:span text:style-name="T1">Methods</text:span>?</text:p>
                  </text:list-item>
                  <text:list-item>
                    <text:p text:id="id8"><text:s text:c="2"/><text:span text:style-name="T2">add</text:span>, <text:span text:style-name="T2">sub</text:span>, <text:span text:style-name="T2">mul</text:span>, etc.</text:p>
                  </text:list-item>
                </text:list>
              </text:list-item>
              <text:list-item>
                <text:p>See <text:span text:style-name="T3"><text:a xlink:href="http://twu.seanho.com/python/oofraction.py">oofraction.py</text:a></text:span> in our example directory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reating a bare Fraction clas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4">class Fraction: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structor</text:span>, with <text:span text:style-name="T1">optional</text:span> arguments:</text:p>
                <text:list>
                  <text:list-item>
                    <text:p>We want to <text:span text:style-name="T1">hide</text:span> the numer and denom:</text:p>
                    <text:list>
                      <text:list-item>
                        <text:list>
                          <text:list-item>
                            <text:p><text:span text:style-name="T4">def __init__(self, n=0, d=1):</text:span></text:p>
                            <text:list>
                              <text:list-item>
                                <text:p><text:span text:style-name="T4">self.__numer = n</text:span></text:p>
                              </text:list-item>
                              <text:list-item>
                                <text:p><text:span text:style-name="T4">self.__denom = 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ny potential problems/<text:span text:style-name="T1">constraints</text:span>?</text:p>
                  </text:list-item>
                </text:list>
              </text:list-item>
              <text:list-item>
                <text:p><text:span text:style-name="T1">String</text:span> representation, for print: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def __str__(self):</text:span></text:p>
                            <text:list>
                              <text:list-item>
                                <text:p><text:span text:style-name="T4">return "%d / %d" %</text:span><text:span text:style-name="T4"><text:line-break/></text:span><text:span text:style-name="T4">(self.__numer, self.__denom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Using the Fraction clas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This is enough for us to create a <text:span text:style-name="T2">Fraction</text:span> <text:span text:style-name="T1">object</text:span></text:p>
                <text:list>
                  <text:list-item>
                    <text:p>a.k.a. “create a <text:span text:style-name="T2">Fraction</text:span> <text:span text:style-name="T1">instance</text:span>”</text:p>
                  </text:list-item>
                  <text:list-item>
                    <text:p>a.k.a. “<text:span text:style-name="T1">instantiate</text:span> the <text:span text:style-name="T2">Fraction</text:span> class”</text:p>
                    <text:list>
                      <text:list-item>
                        <text:p><text:span text:style-name="T4">f1 = Fraction(2, 3)</text:span></text:p>
                      </text:list-item>
                      <text:list-item>
                        <text:p><text:span text:style-name="T4">print f1</text:span><text:span text:style-name="T4"><text:tab/></text:span><text:span text:style-name="T4"><text:tab/></text:span><text:span text:style-name="T4"><text:tab/></text:span><text:span text:style-name="T5"># “2 / 3”</text:span></text:p>
                      </text:list-item>
                    </text:list>
                  </text:list-item>
                </text:list>
              </text:list-item>
              <text:list-item>
                <text:p>We can't <text:span text:style-name="T1">do</text:span> much with our <text:span text:style-name="T2">Fraction</text:span> object yet, so the next step is to implement some <text:span text:style-name="T1">methods</text:span></text:p>
              </text:list-item>
              <text:list-item>
                <text:p>Multiple methods may want to check the <text:span text:style-name="T1">constraint</text:span> of <text:span text:style-name="T2">denom ≠ 0</text:span>: make a <text:span text:style-name="T1">helper method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Helper: check constraints</text:p>
          </draw:text-box>
        </draw:frame>
        <draw:frame presentation:style-name="pr8" draw:layer="layout" svg:width="25.199cm" svg:height="14.711cm" svg:x="1.4cm" svg:y="4.507cm" presentation:class="outline" presentation:user-transformed="true">
          <draw:text-box>
            <text:list text:style-name="L2">
              <text:list-item>
                <text:p><text:span text:style-name="T1">Constraint</text:span>: <text:span text:style-name="T2">denom</text:span> should never be <text:span text:style-name="T2">0</text:span></text:p>
              </text:list-item>
              <text:list-item>
                <text:p>Don't want this to be <text:span text:style-name="T1">publicly</text:span>-accessible, so start name with '<text:span text:style-name="T2">__</text:span>' (double-underscore): <text:span text:style-name="T1">hidden</text:span> from view in Python</text:p>
                <text:list>
                  <text:list-item>
                    <text:p>In <text:span text:style-name="T1">C++</text:span>/<text:span text:style-name="T1">Java</text:span>, can declare it '<text:span text:style-name="T2">private</text:span>'</text:p>
                    <text:list>
                      <text:list-item>
                        <text:p><text:span text:style-name="T4">def __check(self):</text:span></text:p>
                      </text:list-item>
                    </text:list>
                  </text:list-item>
                </text:list>
              </text:list-item>
              <text:list-item>
                <text:p>How to flag <text:span text:style-name="T1">error</text:span>? <text:s/>Use <text:span text:style-name="T1">exceptions</text:span>!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if denom == 0:</text:span></text:p>
                            <text:list>
                              <text:list-item>
                                <text:p><text:span text:style-name="T4">raise ZeroDivisionErro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p to whoever is using this Fraction to handle the erro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et/get (mutator/accessor)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We have <text:span text:style-name="T1">hidden</text:span> the attributes <text:span text:style-name="T2">__numer</text:span> and <text:span text:style-name="T2">__denom</text:span> from direct access by other programs</text:p>
              </text:list-item>
              <text:list-item>
                <text:p>We can give them <text:span text:style-name="T1">read</text:span> or <text:span text:style-name="T1">write</text:span> access to those attributes, but <text:span text:style-name="T1">only</text:span> through our methods:</text:p>
                <text:list>
                  <text:list-item>
                    <text:p><text:span text:style-name="T1">Get</text:span> method (<text:span text:style-name="T1">accessor</text:span>): <text:span text:style-name="T2">def get_N():</text:span></text:p>
                  </text:list-item>
                  <text:list-item>
                    <text:p><text:span text:style-name="T1">Set</text:span> method (<text:span text:style-name="T1">mutator</text:span>): <text:span text:style-name="T2">def set_N():</text:span></text:p>
                  </text:list-item>
                </text:list>
              </text:list-item>
              <text:list-item>
                <text:p>This way we can do <text:span text:style-name="T1">safety</text:span> checking,<text:line-break/>e.g., check if <text:span text:style-name="T2">denom</text:span> is being set to <text:span text:style-name="T2">0</text:span></text:p>
              </text:list-item>
              <text:list-item>
                <text:p>Potentially: <text:span text:style-name="T1">security</text:span>/permissions,<text:line-break/><text:span text:style-name="T1">who</text:span> is modifying this attribute, <text:span text:style-name="T1">logging</text:span>, etc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 customizations</text:p>
          </draw:text-box>
        </draw:frame>
        <draw:frame presentation:style-name="pr10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Now we can define the methods add, mul, etc.!</text:p>
              </text:list-item>
              <text:list-item>
                <text:p text:style-name="P1">Certain method names are <text:span text:style-name="T1">special</text:span> in Python:</text:p>
                <text:list>
                  <text:list-item>
                    <text:list>
                      <text:list-item>
                        <text:p text:style-name="P1"><text:span text:style-name="T2">__init__</text:span>: Called by the constructor when we <text:span text:style-name="T1">setup</text:span> a new instance</text:p>
                      </text:list-item>
                      <text:list-item>
                        <text:p text:style-name="P1"><text:span text:style-name="T2">__str__</text:span>: Called by <text:span text:style-name="T1">print</text:span></text:p>
                      </text:list-item>
                      <text:list-item>
                        <text:p text:style-name="P1"><text:span text:style-name="T2">__mul__</text:span>: Overloads the (<text:span text:style-name="T1">*</text:span>) operator</text:p>
                      </text:list-item>
                      <text:list-item>
                        <text:p text:style-name="P1"><text:span text:style-name="T2">__add__</text:span>: Overloads the (<text:span text:style-name="T1">+</text:span>) operator</text:p>
                      </text:list-item>
                      <text:list-item>
                        <text:p text:style-name="P1"><text:span text:style-name="T2">__le__</text:span>: Overloads the (<text:span text:style-name="T1">&lt;</text:span>) operator</text:p>
                      </text:list-item>
                      <text:list-item>
                        <text:p text:style-name="P1">etc. (pretty much any operator can be <text:span text:style-name="T1">overloaded</text:span>!)</text:p>
                      </text:list-item>
                    </text:list>
                  </text:list-item>
                  <text:list-item>
                    <text:p text:style-name="P1"><text:span text:style-name="T6"><text:a xlink:href="http://docs.python.org/ref/specialnames.html">http://docs.python.org/ref/specialnames.html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e.g.: Multiplication method</text:p>
          </draw:text-box>
        </draw:frame>
        <draw:frame presentation:style-name="pr8" draw:layer="layout" svg:width="25.199cm" svg:height="14.731cm" svg:x="1.4cm" svg:y="4.507cm" presentation:class="outline" presentation:user-transformed="true">
          <draw:text-box>
            <text:list text:style-name="L2">
              <text:list-item>
                <text:p><text:span text:style-name="T1">Multiplication</text:span> (<text:span text:style-name="T2">*</text:span>) operator takes two <text:span text:style-name="T1">operands</text:span>:</text:p>
                <text:list>
                  <text:list-item>
                    <text:p><text:span text:style-name="T2">self</text:span> (the current Fraction object) and<text:line-break/><text:span text:style-name="T2">other</text:span> (the other Fraction being multiplied):</text:p>
                    <text:list>
                      <text:list-item>
                        <text:p><text:span text:style-name="T4">def __mul__(self, other):</text:span></text:p>
                      </text:list-item>
                    </text:list>
                  </text:list-item>
                  <text:list-item>
                    <text:p>e.g., if <text:span text:style-name="T2">f2</text:span> and <text:span text:style-name="T2">f2</text:span> are Fractions, then doing<text:line-break/><text:span text:style-name="T2">f1 * f2</text:span> is equivalent to <text:span text:style-name="T2">f1.__mul__(f2)</text:span></text:p>
                  </text:list-item>
                  <text:list-item>
                    <text:p><text:span text:style-name="T1">self</text:span> refers to <text:span text:style-name="T2">f1</text:span>, <text:span text:style-name="T1">other</text:span> refers to <text:span text:style-name="T2">f2</text:span></text:p>
                  </text:list-item>
                </text:list>
              </text:list-item>
              <text:list-item>
                <text:p>Create a <text:span text:style-name="T1">new</text:span> Fraction object as the <text:span text:style-name="T1">product</text:span>:</text:p>
                <text:list>
                  <text:list-item>
                    <text:list>
                      <text:list-item>
                        <text:p><text:span text:style-name="T4">p = Fraction( self.get_N() * other.get_N(), </text:span><text:span text:style-name="T4"><text:tab/></text:span><text:span text:style-name="T4">self.get_D() * other.get_D() )</text:span></text:p>
                      </text:list-item>
                    </text:list>
                  </text:list-item>
                </text:list>
              </text:list-item>
              <text:list-item>
                <text:p>Then <text:span text:style-name="T1">simplify</text:span> and <text:span text:style-name="T1">return</text:span> the produc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customizations</text:p>
          </draw:text-box>
        </draw:frame>
        <draw:frame presentation:style-name="pr10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Now that we've written our <text:span text:style-name="T1">multiplication</text:span> method with the special name <text:span text:style-name="T2">__mul__()</text:span>,<text:line-break/>we can do:</text:p>
                <text:list>
                  <text:list-item>
                    <text:list>
                      <text:list-item>
                        <text:p text:style-name="P1"><text:span text:style-name="T2">f1 = Fraction(2, 3)</text:span></text:p>
                      </text:list-item>
                      <text:list-item>
                        <text:p text:style-name="P1"><text:span text:style-name="T2">f2 = Fracion (1, 2)</text:span></text:p>
                      </text:list-item>
                      <text:list-item>
                        <text:p text:style-name="P1"><text:span text:style-name="T2">print f1</text:span><text:tab/><text:tab/><text:tab/><text:span text:style-name="T7"># 2 / 3</text:span></text:p>
                      </text:list-item>
                      <text:list-item>
                        <text:p text:style-name="P1"><text:span text:style-name="T2">print f2</text:span><text:span text:style-name="T7"><text:tab/></text:span><text:span text:style-name="T7"><text:tab/></text:span><text:span text:style-name="T7"><text:tab/></text:span><text:span text:style-name="T7"># 1 / 2</text:span></text:p>
                      </text:list-item>
                      <text:list-item>
                        <text:p text:style-name="P1"><text:span text:style-name="T2">print f1 * f2</text:span><text:span text:style-name="T7"><text:tab/></text:span><text:span text:style-name="T7"><text:tab/></text:span><text:span text:style-name="T7"># 2 / 6</text:span></text:p>
                      </text:list-item>
                    </text:list>
                  </text:list-item>
                </text:list>
              </text:list-item>
              <text:list-item>
                <text:p text:style-name="P1">The other operators<text:span text:style-name="T2"> /</text:span>, <text:span text:style-name="T2">+</text:span>, <text:span text:style-name="T2">-</text:span>, and even <text:span text:style-name="T2">&lt;</text:span> can be defined similarly: <text:span text:style-name="T1">operator overloading</text:span><text:line-break/>(extending definition of '<text:span text:style-name="T2">*</text:span>' to Fraction type)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 draw:page-number="2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1-20T13:16:12</meta:creation-date>
    <dc:language>en-US</dc:language>
    <meta:editing-cycles>6</meta:editing-cycles>
    <meta:editing-duration>PT07H40M16S</meta:editing-duration>
    <meta:initial-creator>sean ho</meta:initial-creator>
    <dc:date>2009-11-20T21:23:45</dc:date>
    <dc:creator>sean ho</dc:creator>
    <meta:document-statistic meta:object-count="196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home/seanho/.ooo3/user/template/TWU%20Lecture.otp"/>
  </office:meta>
</office:document-meta>
</file>